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23-09-19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23-09-14 19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23-04-19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22-11-28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22-04-19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22-02-14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21-12-06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21-10-06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21-07-19 14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21-05-26 14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21-01-26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20-12-15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20-10-06 14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20-07-24 15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20-05-14 14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20-03-19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9-12-18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9-10-03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9-09-19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9-08-20 1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9-05-30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9-02-25 2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8-11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8-02-27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7-12-05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7-10-05 12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7-08-01 21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7-07-14 13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7-04-17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7-01-10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6-12-01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6-10-05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6-07-19 1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6-05-24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6-03-15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6-01-20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5-12-22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5-11-02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5-08-13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5-07-29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5-05-18 1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5-03-18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4-12-15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4-11-19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4-11-03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4-07-17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4-05-14 1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4-03-12 1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4-01-15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3-12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3-10-24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3-08-05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3-06-03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3-04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3-03-07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3-01-10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2-11-29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2-11-07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2-10-02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2-08-02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2-05-07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2-03-2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2-01-25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1-11-15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1-11-02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1-08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1-07-19 0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1-05-24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1-03-28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1-02-08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0-12-09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0-11-02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0-10-26 1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0-08-18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0-07-08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0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0-05-05 1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10-02-23 1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9-11-03 1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9-09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9-07-22 20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9-06-24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9-05-28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9-04-28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9-04-06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9-03-03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9-0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9-01-07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8-12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8-11-04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8-10-08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8-08-28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8-07-29 15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8-03-05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8-02-04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8-01-07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7-12-04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7-11-01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7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7-10-15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7-10-01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7-09-04 1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7-07-02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7-05-30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7-04-30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7-04-02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7-02-28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7-01-30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7-01-08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6-11-28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6-10-31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6-10-03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6-09-05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6-08-01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6-07-05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6-05-31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6-05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6-04-03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6-02-28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6-02-01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6-01-10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5-11-30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5-11-01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5-10-12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5-10-06 1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5-08-31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5-08-01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5-06-30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5-05-31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5-05-03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5-03-29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5-01-27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4-11-15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4-10-21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4-09-03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4-07-13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3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38084122501</text:p>
          </table:table-cell>
          <table:table-cell office:value-type="string" calcext:value-type="string">
            <text:p>2002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26" meta:object-count="0"/>
    <meta:user-defined meta:name="AppVersion">3.0</meta:user-defined>
  </office:meta>
</office:document-meta>
</file>